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InfoHandlerMappingTests.getHandlerRequestMethod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getHandlerDire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testHttpOptions( String requestURI , Set &lt; HttpMethod &gt; allowedMethods , @ Nullable MediaType acceptPat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Controller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appingTests.handlePatchUnsupported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Controller.para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testMediaTypeNotAcceptabl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appingTests.handleMatchMatrixVariablesDe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roller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troller.foo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appingTests.assertError( Mono &lt; Object &gt; mono , final Class &lt; T &gt; exceptionClass , final Consumer &lt; T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InfoHandlerMappingTests.getHandlerTestInvalid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Controll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troller.consumes( @ RequestBody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Controller.sav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appingTests.handleMatchMatrix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MappingInfoHandlerMappingTests.getMatrixVariables( ServerWebExchange exchange , String uri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InfoHandlerMappingTests.handleMatchBestMatchingPatternAttributeNoPatternsDefi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RequestMappingInfoHandlerMapping.registerHandler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getHandlerRequestMethodMatchFalsePo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foo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InfoHandlerMappingTests.getHandlerTestRequestParam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InfoHandlerMappingTests.handleMatchUriTemplat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HandlerMappingTests.getHandlerMediaTyp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InfoHandlerMapp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InfoHandlerMappingTests.testHttpMediaTypeNotSupportedException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pingInfoHandlerMappingTests.getHandlerEmptyPath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getHandlerGlob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handleMatch( ServerWebExchange exchang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xml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getHandlerBes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Tests.getHandlerTestMediaTypeNotAccep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handleMatchUriTemplateVariables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RequestMappingInfoHandlerMapping.getMappingForMethod( Method method , Class &lt; ? &gt; handl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MappingInfoHandlerMappingTests.getHandlerHttp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HandlerMappingTests.getUriTemplateVariables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equestMappingInfoHandlerMapping.isHandle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handleMatchBestMatchingPatternAttributeInObserv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get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patchBaz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InfoHandlerMappingTests.getHandlerProducibleMediaTypes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MappingInfoHandlerMappingTests.handleMatchBestMatchingPatter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troller.nonXml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produ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Tests.handleNoMatchWithoutPartial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